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inführung in den 3D-Druck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[Bild: 3D Drucker in Aktion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as ist 3D Druck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NC: Computer Numeric Control</text:p>
              </text:list-item>
              <text:list-item>
                <text:p>Steppermotor: Bedeutung</text:p>
              </text:list-item>
              <text:list-item>
                <text:p>3D Druck: Additive CNC Verfahren</text:p>
              </text:list-item>
              <text:list-item>
                <text:p>Unterschied zu: Subtraktive CNC Verfahr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rschiedene 3D Druckverfahr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DM</text:p>
              </text:list-item>
              <text:list-item>
                <text:p>In Gipspulver [??]</text:p>
              </text:list-item>
              <text:list-item>
                <text:p>Lasersyntering [??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on Bits zu Atom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ell</text:p>
              </text:list-item>
              <text:list-item>
                <text:p>Slicer</text:p>
              </text:list-item>
              <text:list-item>
                <text:p>G-Code</text:p>
              </text:list-item>
              <text:list-item>
                <text:p>Drucker</text:p>
              </text:list-item>
              <text:list-item>
                <text:p>[Grafik:Von Bits zu Atomen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oubleshoot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oubleshooting Merkblatt</text:p>
              </text:list-item>
              <text:list-item>
                <text:p>Google /RepRapWiki</text:p>
              </text:list-item>
              <text:list-item>
                <text:p>Exper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ode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model in *.stl file format</text:p>
              </text:list-item>
              <text:list-item>
                <text:p>[Bild: Modell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ic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ura</text:p>
              </text:list-item>
              <text:list-item>
                <text:p>Slic3r</text:p>
              </text:list-item>
              <text:list-item>
                <text:p>Alternativen</text:p>
              </text:list-item>
              <text:list-item>
                <text:p>[Bild: Slic3r in Aktion]</text:p>
              </text:list-item>
              <text:list-item>
                <text:p>Slicer-Pro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-C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fgabe und Funktionsweise des G-Codes</text:p>
              </text:list-item>
              <text:list-item>
                <text:p>G-Code sind Anweisungen für den Drucker</text:p>
              </text:list-item>
              <text:list-item>
                <text:p>Wichtigste Comman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uck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ruckerboard interpretiert G-Code</text:p>
              </text:list-item>
              <text:list-item>
                <text:p>Umsetzung in Bewegung</text:p>
              </text:list-item>
              <text:list-item>
                <text:p>Zeichnen des Objekts</text:p>
              </text:list-item>
              <text:list-item>
                <text:p>[Video:Drucker in Aktion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r Grundaufba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X/Y/Z Achsen und ihre Motoren</text:p>
              </text:list-item>
              <text:list-item>
                <text:p>Heizbett</text:p>
              </text:list-item>
              <text:list-item>
                <text:p>Druckplattformen</text:p>
                <text:list>
                  <text:list-item>
                    <text:p>Kapton / Hairspray / Papertape</text:p>
                  </text:list-item>
                </text:list>
              </text:list-item>
              <text:list-item>
                <text:p>Filamentversorgung</text:p>
              </text:list-item>
              <text:list-item>
                <text:p>Extruder</text:p>
                <text:list>
                  <text:list-item>
                    <text:p>Extrudermotor</text:p>
                  </text:list-item>
                  <text:list-item>
                    <text:p>Nozzle</text:p>
                  </text:list-item>
                  <text:list-item>
                    <text:p>HotEnd<text:tab/></text:p>
                  </text:list-item>
                  <text:list-item>
                    <text:p>[Bild: Legende 3D Drucker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enndaten eines 3D Druck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zzle Diameter:<text:tab/>0.35mm / 0.4mm</text:p>
              </text:list-item>
              <text:list-item>
                <text:p>Filament Diameter: 1.75mm / 3mm</text:p>
              </text:list-item>
              <text:list-item>
                <text:p>Feedrate [??]</text:p>
              </text:list-item>
              <text:list-item>
                <text:p>Travelspeed [??]</text:p>
              </text:list-item>
              <text:list-item>
                <text:p>Dual Extruder: ja / nein</text:p>
              </text:list-item>
              <text:list-item>
                <text:p>Heizbett: ja / nein</text:p>
              </text:list-item>
              <text:list-item>
                <text:p>Mehr [??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ic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licing ist der Schlüsselprozess</text:p>
              </text:list-item>
              <text:list-item>
                <text:p>Demonstration Cura</text:p>
              </text:list-item>
              <text:list-item>
                <text:p>Demostration Slic3r</text:p>
              </text:list-item>
              <text:list-item>
                <text:p>[Merkblatt: Die wichtigsten Slicingsettings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aterialien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LA</text:p>
              </text:list-item>
              <text:list-item>
                <text:p>ABS</text:p>
              </text:list-item>
              <text:list-item>
                <text:p>HIPS (High Impact Polysterone)</text:p>
              </text:list-item>
              <text:list-item>
                <text:p>Nylon</text:p>
              </text:list-item>
              <text:list-item>
                <text:p>FlexFilament</text:p>
              </text:list-item>
              <text:list-item>
                <text:p>Farbiges / fluoreszierendes Fila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ynthetisiert aus Maisstärke [??]</text:p>
              </text:list-item>
              <text:list-item>
                <text:p>Biologisch abbaubar und biokompatibel [!!erklären]</text:p>
              </text:list-item>
              <text:list-item>
                <text:p>Hart, eher spröde</text:p>
              </text:list-item>
              <text:list-item>
                <text:p>Drucktemperatur: 190-220 (Hersteller und Qualitätsabhängig [!!]</text:p>
              </text:list-item>
              <text:list-item>
                <text:p>Druckbetttemperatur: 60-65</text:p>
              </text:list-item>
              <text:list-item>
                <text:p>Kapton oder Fructishaarspray</text:p>
              </text:list-item>
              <text:list-item>
                <text:p>Clogging [??] Pobleme Vorbeugen: Filament trocknen und öl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ynthetisiert aus Erdöl</text:p>
              </text:list-item>
              <text:list-item>
                <text:p>Vollständig rezyklierbar durch Einschmelzen</text:p>
              </text:list-item>
              <text:list-item>
                <text:p>Weich</text:p>
              </text:list-item>
              <text:list-item>
                <text:p>Unangenehmer Geruch beim Drucken; giftige Dämpfe [Exkurs: Giftigkeit von ABS Dämpfen, Gefährlichkeit des 3D Druckes]</text:p>
              </text:list-item>
              <text:list-item>
                <text:p>Drucktemperatur: 220-230</text:p>
              </text:list-item>
              <text:list-item>
                <text:p>Druckbetttemperatur: 100-110</text:p>
              </text:list-item>
              <text:list-item>
                <text:p>Heizpistole benützen, gleichmässiges Aufwärmen [!!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licing mit gleichen Profil wie ABS</text:p>
              </text:list-item>
              <text:list-item>
                <text:p>Synthetisiert aus Erdöl [??]</text:p>
              </text:list-item>
              <text:list-item>
                <text:p>Sehr gute Materialeigenschaf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yl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hwierig zu Drucken; schlechte Haftung auf Druckbett</text:p>
              </text:list-item>
              <text:list-item>
                <text:p>Sehr stabiler Kunstoff (Reissfest)</text:p>
              </text:list-item>
              <text:list-item>
                <text:p>Flexibilität</text:p>
              </text:list-item>
              <text:list-item>
                <text:p>Selbstschmierend [??], Eignung für Getriebete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lexFila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sher nur als Markenprodukt vorhanden</text:p>
              </text:list-item>
              <text:list-item>
                <text:p>Teuer</text:p>
              </text:list-item>
              <text:list-item>
                <text:p>Interessante Materialeigenschaften</text:p>
              </text:list-item>
              <text:list-item>
                <text:p>Interessant als Experi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arb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rschiedene Farben erhältlich</text:p>
              </text:list-item>
              <text:list-item>
                <text:p>Färben von Filament möglich, mehrfarbiges Filament (Bild von Druck)</text:p>
              </text:list-item>
              <text:list-item>
                <text:p>Fluoreszierendes Filament (Bild von Druck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chnologischer Ausbli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passung von DeviceDesign an technische Möglichkeiten</text:p>
              </text:list-item>
              <text:list-item>
                <text:p>Drucken von elektrisch leitenden Kunstoffen</text:p>
              </text:list-item>
              <text:list-item>
                <text:p>Recycling: Schliessung des Kreislaufes</text:p>
              </text:list-item>
              <text:list-item>
                <text:p>3D-Scan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ubicon 3D Scann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fbau und Funktionsweise</text:p>
              </text:list-item>
              <text:list-item>
                <text:p>[Bilder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4T11:42:20.040016725</meta:creation-date>
    <dc:date>2014-06-27T22:29:29.201639035</dc:date>
    <meta:editing-duration>PT1H22M3S</meta:editing-duration>
    <meta:editing-cycles>15</meta:editing-cycles>
    <meta:generator>LibreOffice/4.2.4.2$Linux_X86_64 LibreOffice_project/420m0$Build-2</meta:generator>
    <meta:document-statistic meta:object-count="105"/>
  </office:meta>
</office:document-meta>
</file>